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a3d0" officeooo:paragraph-rsid="0011744b" style:font-size-asian="12pt" style:font-size-complex="12pt"/>
    </style:style>
    <style:style style:name="P2" style:family="paragraph" style:parent-style-name="Footer">
      <style:text-properties officeooo:rsid="0011744b" officeooo:paragraph-rsid="0011744b"/>
    </style:style>
    <style:style style:name="P3" style:family="paragraph" style:parent-style-name="Header">
      <style:text-properties fo:font-weight="bold" officeooo:rsid="0011744b" officeooo:paragraph-rsid="0011744b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3" fo:column-gap="0cm">
          <style:column-sep style:width="0.009cm" style:color="#000000" style:height="100%" style:style="solid"/>
          <style:column style:rel-width="3212*" fo:start-indent="0cm" fo:end-indent="0cm"/>
          <style:column style:rel-width="3212*" fo:start-indent="0cm" fo:end-indent="0cm"/>
          <style:column style:rel-width="3214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kcja1"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  <text:p text:style-name="P1">Lorem</text:p>
        <text:p text:style-name="P1">Ipsum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1744b" officeooo:paragraph-rsid="0011744b" style:font-weight-asian="bold" style:font-weight-complex="bold"/>
    </style:style>
    <style:style style:name="MP2" style:family="paragraph" style:parent-style-name="Footer">
      <style:text-properties officeooo:rsid="0011744b" officeooo:paragraph-rsid="0011744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Litera A</text:p>
      </style:header>
      <style:footer>
        <text:p text:style-name="MP2">Strona 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P. Płucienniczak</meta:initial-creator>
    <meta:creation-date>2017-05-04T12:37:40.199377556</meta:creation-date>
    <meta:generator>LibreOffice/5.3.2.2$Linux_X86_64 LibreOffice_project/30m0$Build-2</meta:generator>
    <dc:date>2017-05-04T12:40:31.474452863</dc:date>
    <dc:creator>Piotr P. Płucienniczak</dc:creator>
    <meta:editing-duration>PT2M51S</meta:editing-duration>
    <meta:editing-cycles>1</meta:editing-cycles>
    <meta:document-statistic meta:table-count="0" meta:image-count="0" meta:object-count="0" meta:page-count="1" meta:paragraph-count="146" meta:word-count="148" meta:character-count="736" meta:non-whitespace-character-count="734"/>
  </office:meta>
</office:document-meta>
</file>